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svg:stroke-width="0.001cm" svg:stroke-color="#003c55" draw:fill="none" draw:fill-color="#ffffff" fo:padding-top="-0.049cm" fo:padding-bottom="-0.049cm" fo:padding-left="-0.049cm" fo:padding-right="-0.049cm"/>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3.873cm" svg:y="-5cm"/>
          <draw:glue-point draw:id="5" svg:x="5cm" svg:y="-5cm"/>
          <draw:glue-point draw:id="6" svg:x="0.564cm" svg:y="-5cm"/>
          <draw:glue-point draw:id="7" svg:x="-5cm" svg:y="5cm"/>
          <draw:glue-point draw:id="8" svg:x="3.87cm" svg:y="5cm"/>
          <draw:glue-point draw:id="9" svg:x="-0.566cm" svg:y="5cm"/>
          <draw:glue-point draw:id="10" svg:x="-5cm" svg:y="-3.934cm"/>
          <draw:glue-point draw:id="11" svg:x="-5cm" svg:y="0.533cm"/>
          <draw:glue-point draw:id="12" svg:x="5cm" svg:y="3.853cm"/>
          <draw:glue-point draw:id="13" svg:x="5cm" svg:y="-0.573cm"/>
          <draw:glue-point draw:id="14" svg:x="-0.001cm" svg:y="-0.012cm"/>
          <draw:polygon draw:style-name="gr1" draw:layer="layout" svg:width="1.803cm" svg:height="1.787cm" svg:x="0cm" svg:y="0.213cm" svg:viewBox="0 0 1804 1788" draw:points="0,0 0,1788 1804,1788 1804,0">
            <text:p/>
          </draw:polygon>
          <draw:polygon draw:style-name="gr2" draw:layer="layout" svg:width="1.803cm" svg:height="1.787cm" svg:x="0cm" svg:y="0.213cm" svg:viewBox="0 0 1804 1788" draw:points="0,0 0,1788 1804,1788 1804,0">
            <text:p/>
          </draw:polygon>
          <draw:polygon draw:style-name="gr3" draw:layer="layout" svg:width="2.033cm" svg:height="0.213cm" svg:x="0cm" svg:y="0cm" svg:viewBox="0 0 2034 214" draw:points="0,214 229,0 2034,0 1804,214">
            <text:p/>
          </draw:polygon>
          <draw:polygon draw:style-name="gr2" draw:layer="layout" svg:width="2.033cm" svg:height="0.213cm" svg:x="0cm" svg:y="0cm" svg:viewBox="0 0 2034 214" draw:points="0,214 229,0 2034,0 1804,214">
            <text:p/>
          </draw:polygon>
          <draw:polygon draw:style-name="gr4" draw:layer="layout" svg:width="0.23cm" svg:height="1.984cm" svg:x="1.803cm" svg:y="0cm" svg:viewBox="0 0 231 1985" draw:points="0,213 231,0 231,1771 0,1985">
            <text:p/>
          </draw:polygon>
          <draw:polygon draw:style-name="gr2" draw:layer="layout" svg:width="0.23cm" svg:height="1.984cm" svg:x="1.803cm" svg:y="0cm" svg:viewBox="0 0 231 1985" draw:points="0,213 231,0 231,1771 0,1985">
            <text:p/>
          </draw:polygon>
          <draw:polygon draw:style-name="gr4" draw:layer="layout" svg:width="1.426cm" svg:height="0.787cm" svg:x="0.18cm" svg:y="0.36cm" svg:viewBox="0 0 1427 788" draw:points="1427,394 1426,374 1423,354 1418,334 1412,314 1404,295 1394,276 1382,256 1369,239 1353,220 1337,202 1319,185 1299,168 1277,153 1254,137 1230,123 1205,108 1178,94 1150,82 1121,70 1091,59 1060,49 1027,40 995,31 961,24 927,18 892,12 857,8 821,4 785,1 749,0 713,0 677,0 641,1 605,4 569,8 534,12 499,18 465,24 432,31 399,40 367,49 335,59 305,70 276,82 248,94 222,108 196,123 172,137 149,153 127,168 107,185 89,202 73,220 57,239 44,256 32,276 22,295 14,314 7,334 3,354 0,374 0,394 0,414 3,433 7,453 14,473 22,492 32,511 44,531 57,548 73,567 89,585 107,602 127,619 149,635 172,650 196,664 222,679 248,693 276,705 305,717 335,728 367,738 399,747 432,756 465,763 499,770 534,775 569,779 605,783 641,786 677,787 713,788 749,787 785,786 821,783 857,779 892,775 927,770 961,763 995,756 1027,747 1060,738 1091,728 1121,717 1150,705 1178,693 1205,679 1230,664 1254,650 1277,635 1299,619 1319,602 1337,585 1353,567 1369,548 1382,531 1394,511 1404,492 1412,473 1418,453 1423,433 1426,414">
            <text:p/>
          </draw:polygon>
          <draw:polygon draw:style-name="gr5" draw:layer="layout" svg:width="1.41cm" svg:height="0.787cm" svg:x="0.18cm" svg:y="0.344cm" svg:viewBox="0 0 1411 788" draw:points="1411,394 1410,373 1407,354 1403,334 1396,314 1388,295 1379,276 1367,256 1354,238 1339,220 1322,202 1304,185 1284,168 1263,152 1240,137 1217,123 1191,108 1164,94 1137,82 1108,70 1078,59 1048,49 1016,40 984,31 950,24 917,17 882,12 847,8 812,4 777,1 741,0 705,0 669,0 634,1 598,4 563,8 529,12 494,17 460,24 427,31 395,40 363,49 332,59 302,70 273,82 246,94 219,108 194,123 170,137 147,152 126,168 106,185 89,202 72,220 57,238 44,256 32,276 22,295 14,314 8,334 3,354 0,373 0,394 0,413 3,433 8,453 14,473 22,492 32,511 44,530 57,548 72,567 89,584 106,602 126,619 147,635 170,650 194,664 219,679 246,692 273,705 302,717 332,728 363,738 395,747 427,756 460,762 494,769 529,775 563,779 598,783 634,785 669,787 705,788 741,787 777,785 812,783 847,779 882,775 917,769 950,762 984,756 1016,747 1048,738 1078,728 1108,717 1137,705 1164,692 1191,679 1217,664 1240,650 1263,635 1284,619 1304,602 1322,584 1339,567 1354,548 1367,530 1379,511 1388,492 1396,473 1403,453 1407,433 1410,413">
            <text:p/>
          </draw:polygon>
          <draw:polygon draw:style-name="gr6" draw:layer="layout" svg:width="0.394cm" svg:height="0.394cm" svg:x="0.525cm" svg:y="0.525cm" svg:viewBox="0 0 395 395" draw:points="0,328 246,65 181,0 395,0 395,213 328,148 65,395">
            <text:p/>
          </draw:polygon>
          <draw:polygon draw:style-name="gr6" draw:layer="layout" svg:width="0.41cm" svg:height="0.41cm" svg:x="0.82cm" svg:y="0.655cm" svg:viewBox="0 0 411 411" draw:points="0,345 263,82 197,0 411,0 411,213 328,148 82,411">
            <text:p/>
          </draw:polygon>
          <draw:polygon draw:style-name="gr7" draw:layer="layout" svg:width="0.394cm" svg:height="0.393cm" svg:x="0.508cm" svg:y="0.508cm" svg:viewBox="0 0 395 394" draw:points="0,328 263,65 180,0 395,0 395,213 328,147 66,394">
            <text:p/>
          </draw:polygon>
          <draw:polygon draw:style-name="gr7" draw:layer="layout" svg:width="0.41cm" svg:height="0.409cm" svg:x="0.803cm" svg:y="0.64cm" svg:viewBox="0 0 411 410" draw:points="0,344 263,81 197,0 411,0 411,229 328,147 82,410">
            <text:p/>
          </draw:polygon>
          <draw:polygon draw:style-name="gr6" draw:layer="layout" svg:width="0.565cm" svg:height="0.563cm" svg:x="0.098cm" svg:y="1.288cm" svg:viewBox="0 0 566 564" draw:points="566,564 441,564 392,434 167,434 119,564 0,564 219,0 339,0 566,564 356,340 277,130 201,340 356,340">
            <text:p/>
          </draw:polygon>
          <draw:path draw:style-name="gr6" draw:layer="layout" svg:width="0.431cm" svg:height="0.563cm" svg:x="0.694cm" svg:y="1.288cm" svg:viewBox="0 0 432 564" svg:d="m0 564v-564h183c69 0 113 1 135 8 32 7 58 26 81 54 22 29 33 65 33 110 0 35-6 64-20 87-12 24-27 44-47 56-21 14-39 23-59 26-28 7-67 8-119 8h-74v215-470 161h63c45 0 74-4 90-10 14-6 27-15 35-27 9-12 14-28 14-44 0-20-6-37-19-52-13-12-27-20-46-23-14-3-41-5-82-5h-55v470z">
            <text:p/>
          </draw:path>
          <draw:path draw:style-name="gr6" draw:layer="layout" svg:width="0.458cm" svg:height="0.584cm" svg:x="1.19cm" svg:y="1.277cm" svg:viewBox="0 0 459 585" svg:d="m0 391 110-11c6 37 21 64 41 82 21 17 47 26 82 26 37 0 65-7 84-23 17-16 27-33 27-54 0-14-3-25-12-35-8-9-21-17-41-25-14-4-44-12-91-23-61-16-104-35-129-57-35-30-51-68-51-114 0-28 8-55 24-81 16-24 39-44 71-56 30-12 68-20 110-20 71 0 125 15 161 47 35 31 54 73 55 125l-113 4c-5-28-16-50-32-63-16-12-39-19-72-19s-59 8-78 20c-12 10-17 21-17 35s5 26 16 35c14 12 50 25 105 38 56 13 97 26 123 41 27 14 48 33 62 57 16 25 24 55 24 89s-10 64-28 93c-18 27-43 48-76 62-34 13-75 21-123 21-72 0-127-18-165-50l-38-32-23-49z">
            <text:p/>
          </draw:path>
          <draw:polygon draw:style-name="gr7" draw:layer="layout" svg:width="0.564cm" svg:height="0.563cm" svg:x="0.082cm" svg:y="1.272cm" svg:viewBox="0 0 565 564" draw:points="565,564 441,564 392,434 167,434 119,564 0,564 218,0 338,0 565,564 356,339 277,130 201,339 356,339">
            <text:p/>
          </draw:polygon>
          <draw:path draw:style-name="gr7" draw:layer="layout" svg:width="0.431cm" svg:height="0.563cm" svg:x="0.677cm" svg:y="1.272cm" svg:viewBox="0 0 432 564" svg:d="m0 564v-564h183c69 0 113 1 135 8 31 7 58 26 80 54 22 29 34 65 34 111 0 34-7 63-20 86-12 24-28 43-47 56-20 14-39 23-60 26-27 6-66 8-118 8h-74v215-470 160h63c44 0 74-2 90-9 14-6 26-15 35-27s14-28 14-44c0-20-7-37-19-52-13-12-27-20-46-23-14-3-41-5-82-5h-55v470z">
            <text:p/>
          </draw:path>
          <draw:path draw:style-name="gr7" draw:layer="layout" svg:width="0.458cm" svg:height="0.584cm" svg:x="1.173cm" svg:y="1.261cm" svg:viewBox="0 0 459 585" svg:d="m0 390 110-11c6 38 21 65 41 82 20 18 47 27 82 27 37 0 65-7 84-24 17-15 26-33 26-53 0-14-3-25-11-35-8-9-21-17-41-25-14-5-44-13-91-24-61-15-104-34-129-56-35-30-51-68-51-114 0-28 8-55 24-81 16-24 39-44 71-56 30-12 68-20 110-20 71 0 125 15 161 47 35 31 54 72 55 124l-113 6c-5-29-16-52-32-64s-40-19-72-19-59 8-78 20c-12 11-17 21-17 35s5 25 16 35c14 12 50 26 105 38 56 13 97 26 123 41 27 14 48 33 62 57 16 25 24 55 24 89s-10 64-29 92c-17 28-42 49-75 63-34 13-75 21-123 21-72 0-127-18-165-51l-38-31-23-49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utomatic Protection Switching</dc:title>
    <meta:creation-date>2011-02-07T16:46:29</meta:creation-date>
    <meta:editing-duration>P0D</meta:editing-duration>
    <meta:editing-cycles>1</meta:editing-cycles>
    <meta:document-statistic meta:object-count="19"/>
    <meta:generator>OpenOffice.org/3.3$Linux OpenOffice.org_project/330m20$Build-9567</meta:generator>
  </office:meta>
</office:document-meta>
</file>